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fo:color="#800000" fo:background-color="transparent"/>
    </style:style>
    <style:style style:name="P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text-properties fo:color="#800000" fo:font-size="12pt" fo:font-weight="normal" style:font-size-asian="12pt" style:font-weight-asian="normal" style:font-size-complex="12pt" style:font-weight-complex="normal"/>
    </style:style>
    <style:style style:name="P4" style:family="paragraph" style:parent-style-name="Heading_20_1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超球体与高斯变异</text:p>
      <text:p text:style-name="Standard">2.协同进化</text:p>
      <text:p text:style-name="Standard">3.与大论文的联系</text:p>
      <text:p text:style-name="Standard">4.小论文整体构思</text:p>
      <text:p text:style-name="Standard">5.相似论文</text:p>
      <text:p text:style-name="Standard">6.工具</text:p>
      <text:p text:style-name="Standard">7.代码</text:p>
      <text:p text:style-name="Standard"/>
      <text:p text:style-name="Standard"/>
      <text:p text:style-name="Standard">1.超球体 ：n维空间上的球体。 <text:s/>论文中是对当前粒子位置做超球体，在超球体范围内进行均匀变异，在球体内找到一个随机最优点。</text:p>
      <text:p text:style-name="Standard"/>
      <text:p text:style-name="Standard">注：在这篇论文中，超球体的半径随着迭代次数的增加越来越小。</text:p>
      <text:p text:style-name="Standard"><text:s/></text:p>
      <text:p text:style-name="Standard">均匀变异： <text:s/>以当前粒子位置为中心，超球体半径为变异范围。 <text:s text:c="2"/></text:p>
      <text:p text:style-name="Standard"/>
      <text:p text:style-name="Standard"/>
      <text:p text:style-name="Standard">在论文中，将超球体和均匀变异相结合，进行局部搜索能力加强。</text:p>
      <text:p text:style-name="Standard"/>
      <text:p text:style-name="P1"><text:s/>注：本来开始准备用高斯变异的，后来改成均匀变异了，忘了已改过。</text:p>
      <text:p text:style-name="P1"/>
      <text:p text:style-name="Standard">2. 协同进化</text:p>
      <text:p text:style-name="Standard"/>
      <text:p text:style-name="Standard"><text:s text:c="4"/>在论文中，B种群的位置和速度更新公式加入了A种群的“全局最优位置信息共享”，目的是为了增加A粒子群的多样性，防止A粒子群陷入局部最优解。</text:p>
      <text:p text:style-name="Standard"><text:s text:c="4"/></text:p>
      <text:p text:style-name="Standard"/>
      <text:p text:style-name="Standard">思想：虽然加入了超球体的局部搜索，但是由于半径是变化的，还是会导致粒子群陷入局部最优解后，不能自己跳出来，这里初始两个种群，前期B种群用来当A种群陷入局部最优解后，通过信息交流，使A种群能够重新搜索，当A种群趋于收敛时，B种群对A种群邻域进行有方向指导性的搜索。</text:p>
      <text:p text:style-name="Standard"/>
      <text:p text:style-name="Standard"/>
      <text:p text:style-name="Standard">注：A、B种群信息交流是在迭代一定次数，在本论文中为iter%%m==0，即当前迭代次数是m的整数倍，m的最小值为2</text:p>
      <text:p text:style-name="Standard"/>
      <text:p text:style-name="Standard"/>
      <text:p text:style-name="Standard">3. 与大论文的联系</text:p>
      <text:p text:style-name="Standard"><text:s text:c="5"/></text:p>
      <text:p text:style-name="Standard">大论文为人脸识别（初步认定），其中采用改进的粒子群算法对支持向量机的参数进行优化。</text:p>
      <text:p text:style-name="Standard"/>
      <text:p text:style-name="Standard">4.小论文的整体思路</text:p>
      <text:p text:style-name="Standard"/>
      <text:p text:style-name="Standard"><text:s text:c="5"/>初始生成两个种群（A，B），A种群每个粒子移动后进行超球体局部搜索，B种群加入A种群的“全局最优解环节”，有意识的让B种群对A种群进行有方向性的搜索，当B种群发现更好的最优解位置后，通过信息交流，让A种群跳出局部最优解。</text:p>
      <text:p text:style-name="Standard"/>
      <text:p text:style-name="Standard"/>
      <text:p text:style-name="Standard">5.相似论文</text:p>
      <text:h text:style-name="P4" text:outline-level="1">《基于两阶段领导的多目标粒子群优化算法》 <text:s/>加入了基于高斯和均匀相结合的变异策略，对不同聚集程度的粒子进行变异。</text:h>
      <text:p text:style-name="P2">《一种多尺度协同变异的粒子群优化算法》 <text:s/>去掉了惯性部分，当粒子速度小到一定阈值时，进行高斯变异逃逸</text:p>
      <text:p text:style-name="P2"><text:soft-page-break/>《一种改进的粒子群优化算法》 <text:s text:c="2"/>当粒子陷入局部极值时，启动变异环节：高斯变异或柯西变异</text:p>
      <text:p text:style-name="P2"/>
      <text:p text:style-name="P2">这里就举这几个例子：变异环节一般用在粒子群陷入局部极值时逃逸，用来增加粒子群的多样性。</text:p>
      <text:p text:style-name="P2"/>
      <text:p text:style-name="P3">本论文的变异环节用在局部搜索上，在粒子为中心的超球体中作均匀变异，找出球内的随机最优解，调整粒子位置，这样显著调高了收敛性能（见论文表和图）。</text:p>
      <text:p text:style-name="Standard"/>
      <text:p text:style-name="Standard"/>
      <text:p text:style-name="Standard"/>
      <text:p text:style-name="Standard">6.工具</text:p>
      <text:p text:style-name="Standard"/>
      <text:p text:style-name="Standard">在linux环境下，使用rstudio软件编程</text:p>
      <text:p text:style-name="Standard"/>
      <text:p text:style-name="Standard">7.代码</text:p>
      <text:p text:style-name="Standard"><text:s/>见TPSCO.R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DejaVu Serif" fo:font-size="24pt" fo:font-weight="bold" style:font-name-asian="DejaVu Sans1" style:font-size-asian="24pt" style:font-weight-asian="bold" style:font-name-complex="Lohit Hindi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w </meta:initial-creator>
    <meta:creation-date>2014-06-05T16:43:40</meta:creation-date>
    <meta:generator>LibreOffice/3.5$Linux_x86 LibreOffice_project/350m1$Build-2</meta:generator>
    <dc:date>2014-06-05T20:50:48</dc:date>
    <dc:creator>yw </dc:creator>
    <meta:editing-duration>PT4H4M29S</meta:editing-duration>
    <meta:editing-cycles>203</meta:editing-cycles>
    <meta:document-statistic meta:table-count="0" meta:image-count="0" meta:object-count="0" meta:page-count="2" meta:paragraph-count="33" meta:word-count="321" meta:character-count="996" meta:non-whitespace-character-count="1041"/>
  </office:meta>
</office:document-meta>
</file>